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adornments="Bold Ital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12a4d4" officeooo:paragraph-rsid="0012a4d4"/>
    </style:style>
    <style:style style:name="P2" style:family="paragraph" style:parent-style-name="Heading_20_2">
      <style:text-properties fo:font-weight="bold" style:font-weight-asian="bold" style:font-weight-complex="bold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Text_20_body">
      <style:text-properties officeooo:rsid="0018d667" officeooo:paragraph-rsid="0018d667"/>
    </style:style>
    <style:style style:name="P5" style:family="paragraph" style:parent-style-name="Text_20_body" style:list-style-name="L1"/>
    <style:style style:name="P6" style:family="paragraph" style:parent-style-name="Text_20_body">
      <style:text-properties officeooo:rsid="001a39b4" officeooo:paragraph-rsid="001a39b4"/>
    </style:style>
    <style:style style:name="P7" style:family="paragraph" style:parent-style-name="Text_20_body" style:list-style-name="L3">
      <style:text-properties fo:font-weight="bold" officeooo:rsid="0037855e" officeooo:paragraph-rsid="0037855e" style:font-weight-asian="bold" style:font-weight-complex="bold"/>
    </style:style>
    <style:style style:name="P8" style:family="paragraph" style:parent-style-name="Text_20_body">
      <style:text-properties officeooo:rsid="001b131f" officeooo:paragraph-rsid="001b131f"/>
    </style:style>
    <style:style style:name="P9" style:family="paragraph" style:parent-style-name="Text_20_body" style:list-style-name="L2">
      <style:text-properties officeooo:rsid="001cb812" officeooo:paragraph-rsid="001cb812"/>
    </style:style>
    <style:style style:name="P10" style:family="paragraph" style:parent-style-name="Text_20_body">
      <style:text-properties officeooo:rsid="001cb812" officeooo:paragraph-rsid="001cb812"/>
    </style:style>
    <style:style style:name="P11" style:family="paragraph" style:parent-style-name="Text_20_body">
      <style:text-properties officeooo:rsid="001e01fc" officeooo:paragraph-rsid="001e01fc"/>
    </style:style>
    <style:style style:name="P12" style:family="paragraph" style:parent-style-name="Text_20_body">
      <style:text-properties officeooo:rsid="00211c33" officeooo:paragraph-rsid="00211c33"/>
    </style:style>
    <style:style style:name="P13" style:family="paragraph" style:parent-style-name="Text_20_body" style:list-style-name="L2">
      <style:text-properties officeooo:rsid="00219f07" officeooo:paragraph-rsid="00219f07"/>
    </style:style>
    <style:style style:name="P14" style:family="paragraph" style:parent-style-name="Text_20_body">
      <style:text-properties officeooo:rsid="00221aab" officeooo:paragraph-rsid="00221aab"/>
    </style:style>
    <style:style style:name="P15" style:family="paragraph" style:parent-style-name="Text_20_body" style:list-style-name="L3">
      <style:text-properties officeooo:rsid="0025f87f" officeooo:paragraph-rsid="0025f87f"/>
    </style:style>
    <style:style style:name="P16" style:family="paragraph" style:parent-style-name="Text_20_body" style:list-style-name="L3">
      <style:text-properties officeooo:rsid="0026b08b" officeooo:paragraph-rsid="0026b08b"/>
    </style:style>
    <style:style style:name="P17" style:family="paragraph" style:parent-style-name="Text_20_body" style:list-style-name="L3">
      <style:text-properties officeooo:rsid="002a541b" officeooo:paragraph-rsid="002a541b"/>
    </style:style>
    <style:style style:name="P18" style:family="paragraph" style:parent-style-name="Text_20_body" style:list-style-name="L3">
      <style:text-properties officeooo:rsid="002a7341" officeooo:paragraph-rsid="002a7341"/>
    </style:style>
    <style:style style:name="P19" style:family="paragraph" style:parent-style-name="Text_20_body" style:list-style-name="L3">
      <style:text-properties style:text-underline-style="solid" style:text-underline-width="auto" style:text-underline-color="font-color" officeooo:rsid="002c0dcb" officeooo:paragraph-rsid="002c0dcb"/>
    </style:style>
    <style:style style:name="P20" style:family="paragraph" style:parent-style-name="Text_20_body" style:list-style-name="L3">
      <style:text-properties style:text-underline-style="solid" style:text-underline-width="auto" style:text-underline-color="font-color" officeooo:rsid="003610af" officeooo:paragraph-rsid="003610af"/>
    </style:style>
    <style:style style:name="P21" style:family="paragraph" style:parent-style-name="Text_20_body" style:list-style-name="L3">
      <style:text-properties style:text-underline-style="solid" style:text-underline-width="auto" style:text-underline-color="font-color" officeooo:rsid="00445552" officeooo:paragraph-rsid="00445552"/>
    </style:style>
    <style:style style:name="P22" style:family="paragraph" style:parent-style-name="Text_20_body" style:list-style-name="L3">
      <style:text-properties officeooo:rsid="002ed072" officeooo:paragraph-rsid="0037855e"/>
    </style:style>
    <style:style style:name="P23" style:family="paragraph" style:parent-style-name="Text_20_body" style:list-style-name="L3">
      <style:text-properties officeooo:rsid="002fb009" officeooo:paragraph-rsid="002fb009"/>
    </style:style>
    <style:style style:name="P24" style:family="paragraph" style:parent-style-name="Text_20_body" style:list-style-name="L3">
      <style:text-properties officeooo:rsid="00331652" officeooo:paragraph-rsid="00331652"/>
    </style:style>
    <style:style style:name="P25" style:family="paragraph" style:parent-style-name="Text_20_body" style:list-style-name="L3">
      <style:text-properties officeooo:rsid="0034b874" officeooo:paragraph-rsid="0034b874"/>
    </style:style>
    <style:style style:name="P26" style:family="paragraph" style:parent-style-name="Text_20_body" style:list-style-name="L3">
      <style:text-properties officeooo:rsid="0035ab7e" officeooo:paragraph-rsid="0035ab7e"/>
    </style:style>
    <style:style style:name="P27" style:family="paragraph" style:parent-style-name="Text_20_body" style:list-style-name="L3">
      <style:text-properties officeooo:rsid="00366e51" officeooo:paragraph-rsid="00366e51"/>
    </style:style>
    <style:style style:name="P28" style:family="paragraph" style:parent-style-name="Text_20_body" style:list-style-name="L3">
      <style:text-properties officeooo:rsid="003d9c69" officeooo:paragraph-rsid="003d9c69"/>
    </style:style>
    <style:style style:name="P29" style:family="paragraph" style:parent-style-name="Text_20_body" style:list-style-name="L3">
      <style:text-properties officeooo:rsid="003eaaf3" officeooo:paragraph-rsid="003eaaf3"/>
    </style:style>
    <style:style style:name="P30" style:family="paragraph" style:parent-style-name="Text_20_body" style:list-style-name="L3">
      <style:text-properties officeooo:rsid="00418b2c" officeooo:paragraph-rsid="00418b2c"/>
    </style:style>
    <style:style style:name="P31" style:family="paragraph" style:parent-style-name="Text_20_body" style:list-style-name="L3">
      <style:text-properties officeooo:rsid="0046307a" officeooo:paragraph-rsid="0046307a"/>
    </style:style>
    <style:style style:name="P32" style:family="paragraph" style:parent-style-name="Text_20_body">
      <style:text-properties officeooo:rsid="0046307a" officeooo:paragraph-rsid="0046307a"/>
    </style:style>
    <style:style style:name="P33" style:family="paragraph" style:parent-style-name="Text_20_body" style:list-style-name="L3">
      <style:text-properties officeooo:rsid="0046336d" officeooo:paragraph-rsid="0046336d"/>
    </style:style>
    <style:style style:name="P34" style:family="paragraph" style:parent-style-name="Text_20_body" style:list-style-name="L3">
      <style:text-properties officeooo:rsid="0048683c" officeooo:paragraph-rsid="0048683c"/>
    </style:style>
    <style:style style:name="P35" style:family="paragraph" style:parent-style-name="Text_20_body">
      <style:text-properties officeooo:rsid="0048f671" officeooo:paragraph-rsid="0048f671"/>
    </style:style>
    <style:style style:name="P36" style:family="paragraph" style:parent-style-name="Text_20_body" style:list-style-name="L1">
      <style:paragraph-properties fo:margin-top="0in" fo:margin-bottom="0in" style:contextual-spacing="false"/>
    </style:style>
    <style:style style:name="P3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officeooo:rsid="00185eb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86c3b" style:font-weight-asian="bold" style:font-weight-complex="bold"/>
    </style:style>
    <style:style style:name="T4" style:family="text">
      <style:text-properties fo:font-weight="bold" officeooo:rsid="002fb009" style:font-weight-asian="bold" style:font-weight-complex="bold"/>
    </style:style>
    <style:style style:name="T5" style:family="text">
      <style:text-properties fo:font-weight="bold" officeooo:rsid="002ed072" style:font-weight-asian="bold" style:font-weight-complex="bold"/>
    </style:style>
    <style:style style:name="T6" style:family="text">
      <style:text-properties fo:font-weight="bold" officeooo:rsid="0034dd80" style:font-weight-asian="bold" style:font-weight-complex="bold"/>
    </style:style>
    <style:style style:name="T7" style:family="text">
      <style:text-properties fo:font-weight="bold" officeooo:rsid="00359d9e" style:font-weight-asian="bold" style:font-weight-complex="bold"/>
    </style:style>
    <style:style style:name="T8" style:family="text">
      <style:text-properties fo:font-weight="bold" officeooo:rsid="00388aae" style:font-weight-asian="bold" style:font-weight-complex="bold"/>
    </style:style>
    <style:style style:name="T9" style:family="text">
      <style:text-properties fo:font-weight="bold" officeooo:rsid="003eaaf3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86c3b" style:font-weight-asian="normal" style:font-weight-complex="normal"/>
    </style:style>
    <style:style style:name="T12" style:family="text">
      <style:text-properties fo:font-weight="normal" officeooo:rsid="00319819" style:font-weight-asian="normal" style:font-weight-complex="normal"/>
    </style:style>
    <style:style style:name="T13" style:family="text">
      <style:text-properties fo:font-weight="normal" officeooo:rsid="0034dd80" style:font-weight-asian="normal" style:font-weight-complex="normal"/>
    </style:style>
    <style:style style:name="T14" style:family="text">
      <style:text-properties fo:font-weight="normal" officeooo:rsid="00359d9e" style:font-weight-asian="normal" style:font-weight-complex="normal"/>
    </style:style>
    <style:style style:name="T15" style:family="text">
      <style:text-properties fo:font-weight="normal" officeooo:rsid="003610af" style:font-weight-asian="normal" style:font-weight-complex="normal"/>
    </style:style>
    <style:style style:name="T16" style:family="text">
      <style:text-properties fo:font-weight="normal" officeooo:rsid="0037855e" style:font-weight-asian="normal" style:font-weight-complex="normal"/>
    </style:style>
    <style:style style:name="T17" style:family="text">
      <style:text-properties fo:font-weight="normal" officeooo:rsid="002fb009" style:font-weight-asian="normal" style:font-weight-complex="normal"/>
    </style:style>
    <style:style style:name="T18" style:family="text">
      <style:text-properties fo:font-weight="normal" officeooo:rsid="00388aae" style:font-weight-asian="normal" style:font-weight-complex="normal"/>
    </style:style>
    <style:style style:name="T19" style:family="text">
      <style:text-properties fo:font-weight="normal" officeooo:rsid="003bf48f" style:font-weight-asian="normal" style:font-weight-complex="normal"/>
    </style:style>
    <style:style style:name="T20" style:family="text">
      <style:text-properties fo:font-weight="normal" officeooo:rsid="003f343f" style:font-weight-asian="normal" style:font-weight-complex="normal"/>
    </style:style>
    <style:style style:name="T21" style:family="text">
      <style:text-properties fo:font-weight="normal" officeooo:rsid="004061cb" style:font-weight-asian="normal" style:font-weight-complex="normal"/>
    </style:style>
    <style:style style:name="T22" style:family="text">
      <style:text-properties fo:font-weight="normal" officeooo:rsid="00467d7a" style:font-weight-asian="normal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7"><text:a xlink:type="simple" xlink:href="#__RefHeading__266_118748653">Introduction<text:tab/>1</text:a></text:p>
          <text:p text:style-name="P37"><text:a xlink:type="simple" xlink:href="#__RefHeading__268_118748653">Summary<text:tab/>1</text:a></text:p>
          <text:p text:style-name="P37"><text:a xlink:type="simple" xlink:href="#__RefHeading__270_118748653">Details<text:tab/>2</text:a></text:p>
        </text:index-body>
      </text:table-of-content>
      <text:p text:style-name="Text_20_body"/>
      <text:h text:style-name="Heading_20_1" text:outline-level="1"><text:bookmark-start text:name="__RefHeading__266_118748653"/>Introduction<text:bookmark-end text:name="__RefHeading__266_118748653"/></text:h>
      <text:p text:style-name="P4">This challenge assignment is optional and meant to replace certain assignment scores if you think that the usual assignment is below your level.</text:p>
      <text:p text:style-name="P4"/>
      <text:h text:style-name="Heading_20_1" text:outline-level="1"><text:bookmark-start text:name="__RefHeading__268_118748653"/>Summary<text:bookmark-end text:name="__RefHeading__268_118748653"/></text:h>
      <text:p text:style-name="P4">For this game, there will be a player HP (Hit points) and enemy HP. They both start at 100.</text:p>
      <text:p text:style-name="Text_20_body">The game will continue looping until either the player HP or the enemy HP reaches 0.</text:p>
      <text:p text:style-name="Text_20_body">Each time through the loop:</text:p>
      <text:list xml:id="list7582357305529960120" text:style-name="L1">
        <text:list-item>
          <text:p text:style-name="P36">Display the player HP and enemy HP</text:p>
        </text:list-item>
        <text:list-item>
          <text:p text:style-name="P36">Ask the player if they want to Attack, Defend, or Heal.</text:p>
        </text:list-item>
        <text:list-item>
          <text:p text:style-name="P36">Attack: Generate a random attack value, subtract this amount from the Enemy's HP</text:p>
        </text:list-item>
        <text:list-item>
          <text:p text:style-name="P36">Defend: Generate a random defence value. If the enemy attacks, subtract the damage done by this defence value.</text:p>
        </text:list-item>
        <text:list-item>
          <text:p text:style-name="P36">Heal: Generate a random heal amount. Add this amount to the player's HP.</text:p>
        </text:list-item>
        <text:list-item>
          <text:p text:style-name="P36">Then, have the enemy randomly choose between Attack, Defend, and Heal. Have the same actions execute (but vice versa) for the enemy choices.</text:p>
        </text:list-item>
        <text:list-item>
          <text:p text:style-name="P36">Note that HP should not go above 100, and damage should not be negative.</text:p>
        </text:list-item>
        <text:list-item>
          <text:p text:style-name="P36">After both player and enemy have chosen their turn, execute their commands (attack, defend, or heal) and display the result (e.g., "Player hits enemy for 5 damage!")</text:p>
        </text:list-item>
        <text:list-item>
          <text:p text:style-name="P5">Once one of their HP has reached 0, stop looping, and display who is the winner.</text:p>
        </text:list-item>
      </text:list>
      <text:p text:style-name="P4"/>
      <text:h text:style-name="P3" text:outline-level="1"><text:bookmark-start text:name="__RefHeading__270_118748653"/>Details<text:bookmark-end text:name="__RefHeading__270_118748653"/></text:h>
      <text:p text:style-name="P6">Create a class named <text:span text:style-name="T2">RPGBattleProgram</text:span><text:span text:style-name="T10">. You will add methods within to create the game.</text:span></text:p>
      <text:h text:style-name="Heading_20_2" text:outline-level="2">Member Variables</text:h>
      <text:p text:style-name="P8">This program will have the following <text:span text:style-name="T2">private member variables</text:span><text:span text:style-name="T10">, which can be used throughout the program:</text:span></text:p>
      <text:list xml:id="list5451932788359211607" text:style-name="L2">
        <text:list-item>
          <text:p text:style-name="P9"><text:span text:style-name="T10">playerHP, integer</text:span></text:p>
        </text:list-item>
        <text:list-item>
          <text:p text:style-name="P9"><text:span text:style-name="T10">enemyHP, integer</text:span></text:p>
        </text:list-item>
        <text:list-item>
          <text:p text:style-name="P13"><text:span text:style-name="T10">rand, a </text:span><text:span text:style-name="T2">Random</text:span><text:span text:style-name="T10"> object (java.util.Random)</text:span></text:p>
        </text:list-item>
      </text:list>
      <text:p text:style-name="P10"/>
      <text:h text:style-name="P2" text:outline-level="2">setup() method</text:h>
      <text:p text:style-name="P11"><text:span text:style-name="T10">This method will initialize the game and get it ready to go. This method might be called after the game is over, if the player wants to play another round.</text:span></text:p>
      <text:p text:style-name="P12"><text:span text:style-name="T10">Initialize playerHP and enemyHP to 100 (to represent 100%).</text:span></text:p>
      <text:p text:style-name="P12"/>
      <text:h text:style-name="P2" text:outline-level="2">main() method</text:h>
      <text:p text:style-name="P14"><text:span text:style-name="T10">This is where the main game loop will be stored.</text:span></text:p>
      <text:list xml:id="list7674145763994663789" text:style-name="L3">
        <text:list-item>
          <text:p text:style-name="P15"><text:span text:style-name="T10">Create a </text:span><text:span text:style-name="T2">boolean</text:span><text:span text:style-name="T10"> variable called </text:span><text:span text:style-name="T2">done</text:span><text:span text:style-name="T10"> and initialize it to </text:span><text:span text:style-name="T2">false. </text:span><text:span text:style-name="T3">done</text:span><text:span text:style-name="T11"> will be true once playerHP or enemyHP reaches 0.</text:span></text:p>
        </text:list-item>
        <text:list-item>
          <text:p text:style-name="P16"><text:span text:style-name="T10">While </text:span><text:span text:style-name="T2">done</text:span><text:span text:style-name="T10"> is false, loop:</text:span></text:p>
          <text:list>
            <text:list-header>
              <text:p text:style-name="P19">PART 1 CHOOSE ACTION</text:p>
            </text:list-header>
            <text:list-item>
              <text:p text:style-name="P30">Display the <text:span text:style-name="T2">playerHP </text:span><text:span text:style-name="T10">and </text:span><text:span text:style-name="T2">enemyHP</text:span><text:span text:style-name="T10"> to the user.</text:span></text:p>
            </text:list-item>
            <text:list-item>
              <text:p text:style-name="P17"><text:span text:style-name="T10">Display 3 options to the player: 1. Attack, 2. Defend, 3. Heal.</text:span></text:p>
            </text:list-item>
            <text:list-item>
              <text:p text:style-name="P18"><text:span text:style-name="T10">Ask the user to enter their choice. Store it in an integer variable called </text:span><text:span text:style-name="T2">playerChoice</text:span><text:span text:style-name="T10">.</text:span></text:p>
            </text:list-item>
            <text:list-item>
              <text:p text:style-name="P18"><text:span text:style-name="T10">Randomly generate the enemy's choice. Store it in an integer variable called </text:span><text:span text:style-name="T2">enemyChoice</text:span><text:span text:style-name="T10">.</text:span></text:p>
              <text:p text:style-name="P19"><text:span text:style-name="T10"><text:line-break/><text:line-break/><text:line-break/></text:span><text:soft-page-break/><text:span text:style-name="T10">PART 2 </text:span><text:span text:style-name="T15">CALCULATE RESULTS</text:span></text:p>
            </text:list-item>
            <text:list-item>
              <text:p text:style-name="P34">Display the player's choice and enemy's choice...<text:line-break/>“You ATTACK!”, “Enemy HEALS!”</text:p>
            </text:list-item>
            <text:list-item>
              <text:p text:style-name="P22"><text:span text:style-name="T10">Create new variables: </text:span></text:p>
              <text:list>
                <text:list-item>
                  <text:p text:style-name="P22"><text:span text:style-name="T2">player</text:span><text:span text:style-name="T4">Atk</text:span><text:span text:style-name="T10"> and </text:span><text:span text:style-name="T2">enemy</text:span><text:span text:style-name="T4">Atk</text:span><text:span text:style-name="T17">,</text:span><text:span text:style-name="T10"> </text:span><text:span text:style-name="T16">i</text:span><text:span text:style-name="T10">nitialize these to 0. </text:span></text:p>
                </text:list-item>
                <text:list-item>
                  <text:p text:style-name="P22"><text:span text:style-name="T6">playerHeal</text:span><text:span text:style-name="T13"> and </text:span><text:span text:style-name="T6">enemyHeal</text:span><text:span text:style-name="T13">, </text:span><text:span text:style-name="T16">initialize</text:span><text:span text:style-name="T13"> these to 0.</text:span></text:p>
                </text:list-item>
                <text:list-item>
                  <text:p text:style-name="P7">playerDef<text:span text:style-name="T10"> and </text:span>enemyDef<text:span text:style-name="T10">, initialize these to 0.</text:span></text:p>
                </text:list-item>
              </text:list>
            </text:list-item>
            <text:list-item>
              <text:p text:style-name="P23"><text:span text:style-name="T10">If the player chose to attack, set</text:span><text:span text:style-name="T2"> </text:span><text:span text:style-name="T5">player</text:span><text:span text:style-name="T2">Atk</text:span><text:span text:style-name="T10"> to </text:span><text:span text:style-name="T12">a random value between </text:span><text:span text:style-name="T21">3</text:span><text:span text:style-name="T12"> and 6.</text:span></text:p>
            </text:list-item>
            <text:list-item>
              <text:p text:style-name="P24"><text:span text:style-name="T12">I</text:span><text:span text:style-name="T10">f the player chose to defend, </text:span><text:span text:style-name="T18">set</text:span><text:span text:style-name="T10"> </text:span><text:span text:style-name="T8">playerDef</text:span><text:span text:style-name="T18"> to a random value between 1 and </text:span><text:span text:style-name="T21">3</text:span><text:span text:style-name="T18">.</text:span></text:p>
            </text:list-item>
            <text:list-item>
              <text:p text:style-name="P25"><text:span text:style-name="T10">If the player chose to heal, </text:span><text:span text:style-name="T14">set </text:span><text:span text:style-name="T7">playerHeal</text:span><text:span text:style-name="T14"> to a random value between 5 and 10.</text:span></text:p>
            </text:list-item>
            <text:list-item>
              <text:p text:style-name="P26"><text:span text:style-name="T14">(</text:span><text:span text:style-name="T10">Do the same as above, but for the enemy actions.)</text:span></text:p>
              <text:p text:style-name="P20"><text:span text:style-name="T10"><text:line-break/>PART 3 ADJUST STATS</text:span></text:p>
            </text:list-item>
            <text:list-item>
              <text:p text:style-name="P27"><text:span text:style-name="T10">Once everything has been calculated, </text:span><text:span text:style-name="T19">you will adjust the player and enemy HP.</text:span></text:p>
            </text:list-item>
            <text:list-item>
              <text:p text:style-name="P28"><text:span text:style-name="T10">Healing: </text:span><text:span text:style-name="T9">playerHP = </text:span><text:span text:style-name="T2">playerHP + playerHeal</text:span><text:span text:style-name="T10">.</text:span></text:p>
            </text:list-item>
            <text:list-item>
              <text:p text:style-name="P29"><text:span text:style-name="T10">Damage: </text:span><text:span text:style-name="T2">playerHP = playerHP – enemyAtk + playerDef<text:line-break/></text:span><text:span text:style-name="T20">You'll be attacked by the enemy, but the damage will be nullified by the defense count.</text:span></text:p>
            </text:list-item>
            <text:list-item>
              <text:p text:style-name="P29"><text:span text:style-name="T10">...And vice versa for the enemy.</text:span></text:p>
            </text:list-item>
            <text:list-item>
              <text:p text:style-name="P33"><text:span text:style-name="T10">Make sure that nobody's HP is above 100. If their HP goes above 100, just set it </text:span><text:span text:style-name="T22">back</text:span><text:span text:style-name="T10"> to 100.</text:span></text:p>
              <text:p text:style-name="P21"><text:span text:style-name="T10"><text:line-break/>PART 4 CHECK HP</text:span></text:p>
            </text:list-item>
            <text:list-item>
              <text:p text:style-name="P31"><text:span text:style-name="T10">If the </text:span><text:span text:style-name="T2">playerHP</text:span><text:span text:style-name="T10"> or </text:span><text:span text:style-name="T2">enemyHP</text:span><text:span text:style-name="T10"> is 0 or below, then display a message: “You win!” or “You lose!”. Set the </text:span><text:span text:style-name="T2">done</text:span><text:span text:style-name="T10"> variable to </text:span><text:span text:style-name="T2">true </text:span><text:span text:style-name="T10">so that the loop will end and the program will close.</text:span></text:p>
            </text:list-item>
          </text:list>
        </text:list-item>
      </text:list>
      <text:p text:style-name="P32"/>
      <text:p text:style-name="P35"><text:span text:style-name="T10">Once the loop has finished, display the message “Good bye!”. Once the end of the method is reached, the program will en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adornments="Bold Ital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Liberation Sans Narrow" fo:font-family="'Liberation Sans Narrow'" style:font-style-name="Bold" style:font-family-generic="swiss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ans Narrow" fo:font-family="'Liberation Sans Narrow'" style:font-style-name="Bold" style:font-family-generic="swiss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style:font-name="Liberation Sans Narrow" fo:font-family="'Liberation Sans Narrow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style:font-name="Liberation Sans Narrow1" fo:font-family="'Liberation Sans Narrow'" style:font-style-name="Bold Italic" style:font-family-generic="swiss" style:font-pitch="variable" fo:font-size="95%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 Narrow" fo:font-family="'Liberation Sans Narrow'" style:font-style-name="Bold" style:font-family-generic="swiss" style:font-pitch="variable" fo:font-size="22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12a4d4" officeooo:paragraph-rsid="0012a4d4"/>
    </style:style>
    <style:style style:name="MT1" style:family="text">
      <style:text-properties officeooo:rsid="00185eb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hallenge Assignment #2: RPG Battle<text:tab/><text:tab/></text:span>Page <text:page-number text:select-page="current">1</text:page-number> of <text:page-count>3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3T13:16:12.440767795</meta:creation-date>
    <meta:editing-duration>PT14M1S</meta:editing-duration>
    <meta:editing-cycles>49</meta:editing-cycles>
    <meta:generator>LibreOffice/4.2.8.2$Linux_X86_64 LibreOffice_project/420m0$Build-2</meta:generator>
    <dc:title>PageNum and ToC</dc:title>
    <dc:date>2016-06-23T13:30:58.979888732</dc:date>
    <meta:document-statistic meta:table-count="0" meta:image-count="0" meta:object-count="0" meta:page-count="3" meta:paragraph-count="58" meta:word-count="661" meta:character-count="3627" meta:non-whitespace-character-count="3048"/>
    <meta:template xlink:type="simple" xlink:actuate="onRequest" xlink:title="PageNum and ToC" xlink:href="../../../../../.config/libreoffice/4/user/template/PageNum%20and%20ToC.ott" meta:date="2016-06-23T13:16:12.343380363"/>
  </office:meta>
</office:document-meta>
</file>